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3.769cm" table:align="left"/>
    </style:style>
    <style:style style:name="Tabla1.A" style:family="table-column">
      <style:table-column-properties style:column-width="5.071cm"/>
    </style:style>
    <style:style style:name="Tabla1.B" style:family="table-column">
      <style:table-column-properties style:column-width="8.698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margin-top="0cm" fo:margin-bottom="0.499cm" fo:text-align="center" style:justify-single-word="false"/>
    </style:style>
    <style:style style:name="P3" style:family="paragraph" style:parent-style-name="Text_20_body">
      <style:paragraph-properties fo:margin-top="0cm" fo:margin-bottom="0cm" fo:text-align="center" style:justify-single-word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what"/>Que es el rebote de un switch y las rutinas anti-rebote?</text:h>
      <text:h text:style-name="Heading_20_2" text:outline-level="2">Switch Bounce <text:bookmark text:name="circuit"/>and Debouncer</text:h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1" draw:name="gráficos1" text:anchor-type="as-char" svg:width="4.022cm" svg:height="5.292cm" draw:z-index="0"><draw:image xlink:href="http://www.labbookpages.co.uk/electronics/files/debounce/switchPullUp.png" xlink:type="simple" xlink:show="embed" xlink:actuate="onLoad"/></draw:frame> </text:p>
            <text:p text:style-name="P2">Simple switch pull-up circuit</text:p>
          </table:table-cell>
          <table:table-cell table:style-name="Tabla1.A1" office:value-type="string">
            <text:p text:style-name="P1"><draw:frame draw:style-name="fr1" draw:name="gráficos2" text:anchor-type="as-char" svg:width="8.467cm" svg:height="6.35cm" draw:z-index="1"><draw:image xlink:href="http://www.labbookpages.co.uk/electronics/files/debounce/bounce.png" xlink:type="simple" xlink:show="embed" xlink:actuate="onLoad"/></draw:frame></text:p>
          </table:table-cell>
        </table:table-row>
      </table:table>
      <text:p text:style-name="Standard"/>
      <text:h text:style-name="Heading_20_2" text:outline-level="2">Circuito anti-rebote para un swicth</text:h>
      <text:p text:style-name="Text_20_body"/>
      <text:p text:style-name="P3"><draw:frame draw:style-name="fr1" draw:name="gráficos3" text:anchor-type="as-char" svg:width="7.382cm" svg:height="5.292cm" draw:z-index="2"><draw:image xlink:href="http://www.labbookpages.co.uk/electronics/files/debounce/debounceCircuit.png" xlink:type="simple" xlink:show="embed" xlink:actuate="onLoad"/><svg:title>A Switch debouncing circuit</svg:title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an Feres</meta:initial-creator>
    <meta:creation-date>2014-05-07T19:40:52.85</meta:creation-date>
    <dc:date>2014-05-07T19:58:29.91</dc:date>
    <dc:creator>German Feres</dc:creator>
    <meta:editing-duration>PT2M24S</meta:editing-duration>
    <meta:editing-cycles>2</meta:editing-cycles>
    <meta:generator>OpenOffice/4.0.1$Win32 OpenOffice.org_project/401m5$Build-9714</meta:generator>
    <meta:document-statistic meta:table-count="1" meta:image-count="3" meta:object-count="0" meta:page-count="1" meta:paragraph-count="7" meta:word-count="24" meta:character-count="151"/>
  </office:meta>
</office:document-meta>
</file>